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Original">
      <style:table-properties table:display="true" style:writing-mode="lr-tb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gend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Target (#)</text:p>
          </table:table-cell>
          <table:table-cell office:value-type="string" calcext:value-type="string">
            <text:p>Energy Demand (objecti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nergy Produ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GPD (US dolars,Trillion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CO2 emissions (Metric Ton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Electricity Production (TW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Electricity Consumption (TW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</text:p>
          </table:table-cell>
          <table:table-cell office:value-type="string" calcext:value-type="string">
            <text:p>Unemployment rate (%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Usage of Renewable Energy (% electricity produc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Oil demand (Mtons)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58512000" calcext:value-type="float">
            <text:p>58512000</text:p>
          </table:table-cell>
          <table:table-cell office:value-type="float" office:value="1.275" calcext:value-type="float">
            <text:p>1.275</text:p>
          </table:table-cell>
          <table:table-cell office:value-type="float" office:value="347" calcext:value-type="float">
            <text:p>347</text:p>
          </table:table-cell>
          <table:table-cell office:value-type="float" office:value="421" calcext:value-type="float">
            <text:p>421</text:p>
          </table:table-cell>
          <table:table-cell office:value-type="float" office:value="323" calcext:value-type="float">
            <text:p>323</text:p>
          </table:table-cell>
          <table:table-cell office:value-type="float" office:value="7.8" calcext:value-type="float">
            <text:p>7.8</text:p>
          </table:table-cell>
          <table:table-cell office:value-type="float" office:value="14.1" calcext:value-type="float">
            <text:p>14.1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58559000" calcext:value-type="float">
            <text:p>58559000</text:p>
          </table:table-cell>
          <table:table-cell office:value-type="float" office:value="1.276" calcext:value-type="float">
            <text:p>1.276</text:p>
          </table:table-cell>
          <table:table-cell office:value-type="float" office:value="374" calcext:value-type="float">
            <text:p>374</text:p>
          </table:table-cell>
          <table:table-cell office:value-type="float" office:value="456" calcext:value-type="float">
            <text:p>456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34" calcext:value-type="float">
            <text:p>234</text:p>
          </table:table-cell>
          <table:table-cell office:value-type="float" office:value="120" calcext:value-type="float">
            <text:p>120</text:p>
          </table:table-cell>
          <table:table-cell office:value-type="float" office:value="58851000" calcext:value-type="float">
            <text:p>58851000</text:p>
          </table:table-cell>
          <table:table-cell office:value-type="float" office:value="1.409" calcext:value-type="float">
            <text:p>1.409</text:p>
          </table:table-cell>
          <table:table-cell office:value-type="float" office:value="363" calcext:value-type="float">
            <text:p>363</text:p>
          </table:table-cell>
          <table:table-cell office:value-type="float" office:value="464" calcext:value-type="float">
            <text:p>464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8" calcext:value-type="float">
            <text:p>238</text:p>
          </table:table-cell>
          <table:table-cell office:value-type="float" office:value="126" calcext:value-type="float">
            <text:p>126</text:p>
          </table:table-cell>
          <table:table-cell office:value-type="float" office:value="59206000" calcext:value-type="float">
            <text:p>59206000</text:p>
          </table:table-cell>
          <table:table-cell office:value-type="float" office:value="1.333" calcext:value-type="float">
            <text:p>1.333</text:p>
          </table:table-cell>
          <table:table-cell office:value-type="float" office:value="346" calcext:value-type="float">
            <text:p>346</text:p>
          </table:table-cell>
          <table:table-cell office:value-type="float" office:value="473" calcext:value-type="float">
            <text:p>473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31" calcext:value-type="float">
            <text:p>231</text:p>
          </table:table-cell>
          <table:table-cell office:value-type="float" office:value="124" calcext:value-type="float">
            <text:p>124</text:p>
          </table:table-cell>
          <table:table-cell office:value-type="float" office:value="59327000" calcext:value-type="float">
            <text:p>59327000</text:p>
          </table:table-cell>
          <table:table-cell office:value-type="float" office:value="1.402" calcext:value-type="float">
            <text:p>1.402</text:p>
          </table:table-cell>
          <table:table-cell office:value-type="float" office:value="339" calcext:value-type="float">
            <text:p>339</text:p>
          </table:table-cell>
          <table:table-cell office:value-type="float" office:value="477" calcext:value-type="float">
            <text:p>477</text:p>
          </table:table-cell>
          <table:table-cell office:value-type="float" office:value="363" calcext:value-type="float">
            <text:p>363</text:p>
          </table:table-cell>
          <table:table-cell office:value-type="float" office:value="10.4" calcext:value-type="float">
            <text:p>10.4</text:p>
          </table:table-cell>
          <table:table-cell office:value-type="float" office:value="17.5" calcext:value-type="float">
            <text:p>17.5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59541000" calcext:value-type="float">
            <text:p>59541000</text:p>
          </table:table-cell>
          <table:table-cell office:value-type="float" office:value="1.61" calcext:value-type="float">
            <text:p>1.61</text:p>
          </table:table-cell>
          <table:table-cell office:value-type="float" office:value="349" calcext:value-type="float">
            <text:p>349</text:p>
          </table:table-cell>
          <table:table-cell office:value-type="float" office:value="494" calcext:value-type="float">
            <text:p>494</text:p>
          </table:table-cell>
          <table:table-cell office:value-type="float" office:value="368" calcext:value-type="float">
            <text:p>368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59753000" calcext:value-type="float">
            <text:p>59753000</text:p>
          </table:table-cell>
          <table:table-cell office:value-type="float" office:value="1.614" calcext:value-type="float">
            <text:p>1.614</text:p>
          </table:table-cell>
          <table:table-cell office:value-type="float" office:value="364" calcext:value-type="float">
            <text:p>364</text:p>
          </table:table-cell>
          <table:table-cell office:value-type="float" office:value="513" calcext:value-type="float">
            <text:p>513</text:p>
          </table:table-cell>
          <table:table-cell office:value-type="float" office:value="384" calcext:value-type="float">
            <text:p>384</text:p>
          </table:table-cell>
          <table:table-cell office:value-type="float" office:value="10.5" calcext:value-type="float">
            <text:p>10.5</text:p>
          </table:table-cell>
          <table:table-cell office:value-type="float" office:value="14.2" calcext:value-type="float">
            <text:p>14.2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4" calcext:value-type="float">
            <text:p>244</text:p>
          </table:table-cell>
          <table:table-cell office:value-type="float" office:value="129" calcext:value-type="float">
            <text:p>129</text:p>
          </table:table-cell>
          <table:table-cell office:value-type="float" office:value="59964000" calcext:value-type="float">
            <text:p>59964000</text:p>
          </table:table-cell>
          <table:table-cell office:value-type="float" office:value="1.461" calcext:value-type="float">
            <text:p>1.461</text:p>
          </table:table-cell>
          <table:table-cell office:value-type="float" office:value="353" calcext:value-type="float">
            <text:p>353</text:p>
          </table:table-cell>
          <table:table-cell office:value-type="float" office:value="505" calcext:value-type="float">
            <text:p>505</text:p>
          </table:table-cell>
          <table:table-cell office:value-type="float" office:value="382" calcext:value-type="float">
            <text:p>382</text:p>
          </table:table-cell>
          <table:table-cell office:value-type="float" office:value="10.7" calcext:value-type="float">
            <text:p>10.7</text:p>
          </table:table-cell>
          <table:table-cell office:value-type="float" office:value="13.9" calcext:value-type="float">
            <text:p>13.9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office:value-type="float" office:value="60186000" calcext:value-type="float">
            <text:p>60186000</text:p>
          </table:table-cell>
          <table:table-cell office:value-type="float" office:value="1.511" calcext:value-type="float">
            <text:p>1.511</text:p>
          </table:table-cell>
          <table:table-cell office:value-type="float" office:value="380" calcext:value-type="float">
            <text:p>380</text:p>
          </table:table-cell>
          <table:table-cell office:value-type="float" office:value="511" calcext:value-type="float">
            <text:p>511</text:p>
          </table:table-cell>
          <table:table-cell office:value-type="float" office:value="393" calcext:value-type="float">
            <text:p>393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60496000" calcext:value-type="float">
            <text:p>60496000</text:p>
          </table:table-cell>
          <table:table-cell office:value-type="float" office:value="1.5" calcext:value-type="float">
            <text:p>1.5</text:p>
          </table:table-cell>
          <table:table-cell office:value-type="float" office:value="373" calcext:value-type="float">
            <text:p>373</text:p>
          </table:table-cell>
          <table:table-cell office:value-type="float" office:value="526" calcext:value-type="float">
            <text:p>526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5" calcext:value-type="float">
            <text:p>255</text:p>
          </table:table-cell>
          <table:table-cell office:value-type="float" office:value="131" calcext:value-type="float">
            <text:p>131</text:p>
          </table:table-cell>
          <table:table-cell office:value-type="float" office:value="60912000" calcext:value-type="float">
            <text:p>60912000</text:p>
          </table:table-cell>
          <table:table-cell office:value-type="float" office:value="1.368" calcext:value-type="float">
            <text:p>1.368</text:p>
          </table:table-cell>
          <table:table-cell office:value-type="float" office:value="374" calcext:value-type="float">
            <text:p>374</text:p>
          </table:table-cell>
          <table:table-cell office:value-type="float" office:value="540" calcext:value-type="float">
            <text:p>54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  <table:table-cell office:value-type="float" office:value="132" calcext:value-type="float">
            <text:p>132</text:p>
          </table:table-cell>
          <table:table-cell office:value-type="float" office:value="61357000" calcext:value-type="float">
            <text:p>61357000</text:p>
          </table:table-cell>
          <table:table-cell office:value-type="float" office:value="1.382" calcext:value-type="float">
            <text:p>1.382</text:p>
          </table:table-cell>
          <table:table-cell office:value-type="float" office:value="383" calcext:value-type="float">
            <text:p>383</text:p>
          </table:table-cell>
          <table:table-cell office:value-type="float" office:value="550" calcext:value-type="float">
            <text:p>550</text:p>
          </table:table-cell>
          <table:table-cell office:value-type="float" office:value="421" calcext:value-type="float">
            <text:p>421</text:p>
          </table:table-cell>
          <table:table-cell office:value-type="float" office:value="7.8" calcext:value-type="float">
            <text:p>7.8</text:p>
          </table:table-cell>
          <table:table-cell office:value-type="float" office:value="14.9" calcext:value-type="float">
            <text:p>14.9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1" calcext:value-type="float">
            <text:p>261</text:p>
          </table:table-cell>
          <table:table-cell office:value-type="float" office:value="134" calcext:value-type="float">
            <text:p>134</text:p>
          </table:table-cell>
          <table:table-cell office:value-type="float" office:value="61805000" calcext:value-type="float">
            <text:p>61805000</text:p>
          </table:table-cell>
          <table:table-cell office:value-type="float" office:value="1.5" calcext:value-type="float">
            <text:p>1.5</text:p>
          </table:table-cell>
          <table:table-cell office:value-type="float" office:value="373" calcext:value-type="float">
            <text:p>373</text:p>
          </table:table-cell>
          <table:table-cell office:value-type="float" office:value="559" calcext:value-type="float">
            <text:p>559</text:p>
          </table:table-cell>
          <table:table-cell office:value-type="float" office:value="419" calcext:value-type="float">
            <text:p>419</text:p>
          </table:table-cell>
          <table:table-cell office:value-type="float" office:value="7.9" calcext:value-type="float">
            <text:p>7.9</text:p>
          </table:table-cell>
          <table:table-cell office:value-type="float" office:value="12.5" calcext:value-type="float">
            <text:p>12.5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62244000" calcext:value-type="float">
            <text:p>62244000</text:p>
          </table:table-cell>
          <table:table-cell office:value-type="float" office:value="1.848" calcext:value-type="float">
            <text:p>1.848</text:p>
          </table:table-cell>
          <table:table-cell office:value-type="float" office:value="379" calcext:value-type="float">
            <text:p>379</text:p>
          </table:table-cell>
          <table:table-cell office:value-type="float" office:value="567" calcext:value-type="float">
            <text:p>567</text:p>
          </table:table-cell>
          <table:table-cell office:value-type="float" office:value="437" calcext:value-type="float">
            <text:p>437</text:p>
          </table:table-cell>
          <table:table-cell office:value-type="float" office:value="8.5" calcext:value-type="float">
            <text:p>8.5</text:p>
          </table:table-cell>
          <table:table-cell office:value-type="float" office:value="12.1" calcext:value-type="float">
            <text:p>12.1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0" calcext:value-type="float">
            <text:p>270</text:p>
          </table:table-cell>
          <table:table-cell office:value-type="float" office:value="137" calcext:value-type="float">
            <text:p>137</text:p>
          </table:table-cell>
          <table:table-cell office:value-type="float" office:value="62704000" calcext:value-type="float">
            <text:p>62704000</text:p>
          </table:table-cell>
          <table:table-cell office:value-type="float" office:value="2.124" calcext:value-type="float">
            <text:p>2.124</text:p>
          </table:table-cell>
          <table:table-cell office:value-type="float" office:value="379" calcext:value-type="float">
            <text:p>379</text:p>
          </table:table-cell>
          <table:table-cell office:value-type="float" office:value="574" calcext:value-type="float">
            <text:p>574</text:p>
          </table:table-cell>
          <table:table-cell office:value-type="float" office:value="449" calcext:value-type="float">
            <text:p>449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1" calcext:value-type="float">
            <text:p>271</text:p>
          </table:table-cell>
          <table:table-cell office:value-type="float" office:value="137" calcext:value-type="float">
            <text:p>137</text:p>
          </table:table-cell>
          <table:table-cell office:value-type="float" office:value="63179000" calcext:value-type="float">
            <text:p>63179000</text:p>
          </table:table-cell>
          <table:table-cell office:value-type="float" office:value="2.204" calcext:value-type="float">
            <text:p>2.204</text:p>
          </table:table-cell>
          <table:table-cell office:value-type="float" office:value="377" calcext:value-type="float">
            <text:p>377</text:p>
          </table:table-cell>
          <table:table-cell office:value-type="float" office:value="576" calcext:value-type="float">
            <text:p>576</text:p>
          </table:table-cell>
          <table:table-cell office:value-type="float" office:value="451" calcext:value-type="float">
            <text:p>451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63621000" calcext:value-type="float">
            <text:p>63621000</text:p>
          </table:table-cell>
          <table:table-cell office:value-type="float" office:value="2.325" calcext:value-type="float">
            <text:p>2.325</text:p>
          </table:table-cell>
          <table:table-cell office:value-type="float" office:value="365" calcext:value-type="float">
            <text:p>365</text:p>
          </table:table-cell>
          <table:table-cell office:value-type="float" office:value="575" calcext:value-type="float">
            <text:p>575</text:p>
          </table:table-cell>
          <table:table-cell office:value-type="float" office:value="446" calcext:value-type="float">
            <text:p>446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 office:value-type="float" office:value="64016000" calcext:value-type="float">
            <text:p>64016000</text:p>
          </table:table-cell>
          <table:table-cell office:value-type="float" office:value="2.663" calcext:value-type="float">
            <text:p>2.663</text:p>
          </table:table-cell>
          <table:table-cell office:value-type="float" office:value="358" calcext:value-type="float">
            <text:p>358</text:p>
          </table:table-cell>
          <table:table-cell office:value-type="float" office:value="569" calcext:value-type="float">
            <text:p>56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12.6" calcext:value-type="float">
            <text:p>12.6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64374000" calcext:value-type="float">
            <text:p>64374000</text:p>
          </table:table-cell>
          <table:table-cell office:value-type="float" office:value="2.923" calcext:value-type="float">
            <text:p>2.923</text:p>
          </table:table-cell>
          <table:table-cell office:value-type="float" office:value="356" calcext:value-type="float">
            <text:p>356</text:p>
          </table:table-cell>
          <table:table-cell office:value-type="float" office:value="574" calcext:value-type="float">
            <text:p>574</text:p>
          </table:table-cell>
          <table:table-cell office:value-type="float" office:value="461" calcext:value-type="float">
            <text:p>461</text:p>
          </table:table-cell>
          <table:table-cell office:value-type="float" office:value="7.5" calcext:value-type="float">
            <text:p>7.5</text:p>
          </table:table-cell>
          <table:table-cell office:value-type="float" office:value="13.7" calcext:value-type="float">
            <text:p>13.7</text:p>
          </table:table-cell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 office:value-type="float" office:value="64707000" calcext:value-type="float">
            <text:p>64707000</text:p>
          </table:table-cell>
          <table:table-cell office:value-type="float" office:value="2.694" calcext:value-type="float">
            <text:p>2.694</text:p>
          </table:table-cell>
          <table:table-cell office:value-type="float" office:value="338" calcext:value-type="float">
            <text:p>338</text:p>
          </table:table-cell>
          <table:table-cell office:value-type="float" office:value="536" calcext:value-type="float">
            <text:p>536</text:p>
          </table:table-cell>
          <table:table-cell office:value-type="float" office:value="448" calcext:value-type="float">
            <text:p>448</text:p>
          </table:table-cell>
          <table:table-cell office:value-type="float" office:value="9.1" calcext:value-type="float">
            <text:p>9.1</text:p>
          </table:table-cell>
          <table:table-cell office:value-type="float" office:value="13.9" calcext:value-type="float">
            <text:p>13.9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float" office:value="65027000" calcext:value-type="float">
            <text:p>65027000</text:p>
          </table:table-cell>
          <table:table-cell office:value-type="float" office:value="2.647" calcext:value-type="float">
            <text:p>2.647</text:p>
          </table:table-cell>
          <table:table-cell office:value-type="float" office:value="348" calcext:value-type="float">
            <text:p>348</text:p>
          </table:table-cell>
          <table:table-cell office:value-type="float" office:value="569" calcext:value-type="float">
            <text:p>569</text:p>
          </table:table-cell>
          <table:table-cell office:value-type="float" office:value="472" calcext:value-type="float">
            <text:p>472</text:p>
          </table:table-cell>
          <table:table-cell office:value-type="float" office:value="9.3" calcext:value-type="float">
            <text:p>9.3</text:p>
          </table:table-cell>
          <table:table-cell office:value-type="float" office:value="14.6" calcext:value-type="float">
            <text:p>14.6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1" calcext:value-type="float">
            <text:p>251</text:p>
          </table:table-cell>
          <table:table-cell office:value-type="float" office:value="136" calcext:value-type="float">
            <text:p>136</text:p>
          </table:table-cell>
          <table:table-cell office:value-type="float" office:value="65342000" calcext:value-type="float">
            <text:p>65342000</text:p>
          </table:table-cell>
          <table:table-cell office:value-type="float" office:value="2.863" calcext:value-type="float">
            <text:p>2.863</text:p>
          </table:table-cell>
          <table:table-cell office:value-type="float" office:value="320" calcext:value-type="float">
            <text:p>320</text:p>
          </table:table-cell>
          <table:table-cell office:value-type="float" office:value="561" calcext:value-type="float">
            <text:p>561</text:p>
          </table:table-cell>
          <table:table-cell office:value-type="float" office:value="443" calcext:value-type="float">
            <text:p>443</text:p>
          </table:table-cell>
          <table:table-cell office:value-type="float" office:value="9.2" calcext:value-type="float">
            <text:p>9.2</text:p>
          </table:table-cell>
          <table:table-cell office:value-type="float" office:value="12.4" calcext:value-type="float">
            <text:p>12.4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2" calcext:value-type="float">
            <text:p>252</text:p>
          </table:table-cell>
          <table:table-cell office:value-type="float" office:value="134" calcext:value-type="float">
            <text:p>134</text:p>
          </table:table-cell>
          <table:table-cell office:value-type="float" office:value="65659000" calcext:value-type="float">
            <text:p>65659000</text:p>
          </table:table-cell>
          <table:table-cell office:value-type="float" office:value="2.681" calcext:value-type="float">
            <text:p>2.681</text:p>
          </table:table-cell>
          <table:table-cell office:value-type="float" office:value="322" calcext:value-type="float">
            <text:p>322</text:p>
          </table:table-cell>
          <table:table-cell office:value-type="float" office:value="566" calcext:value-type="float">
            <text:p>566</text:p>
          </table:table-cell>
          <table:table-cell office:value-type="float" office:value="454" calcext:value-type="float">
            <text:p>454</text:p>
          </table:table-cell>
          <table:table-cell office:value-type="float" office:value="9.8" calcext:value-type="float">
            <text:p>9.8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65998000" calcext:value-type="float">
            <text:p>65998000</text:p>
          </table:table-cell>
          <table:table-cell office:value-type="float" office:value="2.809" calcext:value-type="float">
            <text:p>2.809</text:p>
          </table:table-cell>
          <table:table-cell office:value-type="float" office:value="326" calcext:value-type="float">
            <text:p>326</text:p>
          </table:table-cell>
          <table:table-cell office:value-type="float" office:value="572" calcext:value-type="float">
            <text:p>572</text:p>
          </table:table-cell>
          <table:table-cell office:value-type="float" office:value="457" calcext:value-type="float">
            <text:p>457</text:p>
          </table:table-cell>
          <table:table-cell office:value-type="float" office:value="10.3" calcext:value-type="float">
            <text:p>10.3</text:p>
          </table:table-cell>
          <table:table-cell office:value-type="float" office:value="17.8" calcext:value-type="float">
            <text:p>17.8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  <table:table-cell office:value-type="float" office:value="66331000" calcext:value-type="float">
            <text:p>66331000</text:p>
          </table:table-cell>
          <table:table-cell office:value-type="float" office:value="2.849" calcext:value-type="float">
            <text:p>2.849</text:p>
          </table:table-cell>
          <table:table-cell office:value-type="float" office:value="292" calcext:value-type="float">
            <text:p>292</text:p>
          </table:table-cell>
          <table:table-cell office:value-type="float" office:value="563" calcext:value-type="float">
            <text:p>563</text:p>
          </table:table-cell>
          <table:table-cell office:value-type="float" office:value="432" calcext:value-type="float">
            <text:p>432</text:p>
          </table:table-cell>
          <table:table-cell office:value-type="float" office:value="10.2" calcext:value-type="float">
            <text:p>10.2</text:p>
          </table:table-cell>
          <table:table-cell office:value-type="float" office:value="17.3" calcext:value-type="float">
            <text:p>17.3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6" calcext:value-type="float">
            <text:p>246</text:p>
          </table:table-cell>
          <table:table-cell office:value-type="float" office:value="138" calcext:value-type="float">
            <text:p>138</text:p>
          </table:table-cell>
          <table:table-cell office:value-type="float" office:value="66624000" calcext:value-type="float">
            <text:p>66624000</text:p>
          </table:table-cell>
          <table:table-cell office:value-type="float" office:value="2.434" calcext:value-type="float">
            <text:p>2.434</text:p>
          </table:table-cell>
          <table:table-cell office:value-type="float" office:value="299" calcext:value-type="float">
            <text:p>299</text:p>
          </table:table-cell>
          <table:table-cell office:value-type="float" office:value="568" calcext:value-type="float">
            <text:p>568</text:p>
          </table:table-cell>
          <table:table-cell office:value-type="float" office:value="440" calcext:value-type="float">
            <text:p>440</text:p>
          </table:table-cell>
          <table:table-cell office:value-type="float" office:value="9.9" calcext:value-type="float">
            <text:p>9.9</text:p>
          </table:table-cell>
          <table:table-cell office:value-type="float" office:value="16.6" calcext:value-type="float">
            <text:p>16.6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" calcext:value-type="float">
            <text:p>243</text:p>
          </table:table-cell>
          <table:table-cell office:value-type="float" office:value="129" calcext:value-type="float">
            <text:p>129</text:p>
          </table:table-cell>
          <table:table-cell office:value-type="float" office:value="66892000" calcext:value-type="float">
            <text:p>66892000</text:p>
          </table:table-cell>
          <table:table-cell office:value-type="float" office:value="2.465" calcext:value-type="float">
            <text:p>2.465</text:p>
          </table:table-cell>
          <table:table-cell office:value-type="float" office:value="306" calcext:value-type="float">
            <text:p>306</text:p>
          </table:table-cell>
          <table:table-cell office:value-type="float" office:value="553" calcext:value-type="float">
            <text:p>553</text:p>
          </table:table-cell>
          <table:table-cell office:value-type="float" office:value="448" calcext:value-type="float">
            <text:p>448</text:p>
          </table:table-cell>
          <table:table-cell office:value-type="float" office:value="9.7" calcext:value-type="float">
            <text:p>9.7</text:p>
          </table:table-cell>
          <table:table-cell office:value-type="float" office:value="18.1" calcext:value-type="float">
            <text:p>18.1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Normalized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2">
          <table:table-cell table:formula="of:=[$Data.A1]" office:value-type="string" office:string-value="Year" calcext:value-type="string">
            <text:p>Year</text:p>
          </table:table-cell>
          <table:table-cell table:formula="of:=[$Data.B1]" office:value-type="string" office:string-value="#" calcext:value-type="string">
            <text:p>#</text:p>
          </table:table-cell>
          <table:table-cell table:formula="of:=[$Data.C1]" office:value-type="string" office:string-value="X1" calcext:value-type="string">
            <text:p>X1</text:p>
          </table:table-cell>
          <table:table-cell table:formula="of:=[$Data.D1]" office:value-type="string" office:string-value="X2" calcext:value-type="string">
            <text:p>X2</text:p>
          </table:table-cell>
          <table:table-cell table:formula="of:=[$Data.E1]" office:value-type="string" office:string-value="X3" calcext:value-type="string">
            <text:p>X3</text:p>
          </table:table-cell>
          <table:table-cell table:formula="of:=[$Data.F1]" office:value-type="string" office:string-value="X4" calcext:value-type="string">
            <text:p>X4</text:p>
          </table:table-cell>
          <table:table-cell table:formula="of:=[$Data.G1]" office:value-type="string" office:string-value="X5" calcext:value-type="string">
            <text:p>X5</text:p>
          </table:table-cell>
          <table:table-cell table:formula="of:=[$Data.H1]" office:value-type="string" office:string-value="X6" calcext:value-type="string">
            <text:p>X6</text:p>
          </table:table-cell>
          <table:table-cell table:formula="of:=[$Data.I1]" office:value-type="string" office:string-value="X7" calcext:value-type="string">
            <text:p>X7</text:p>
          </table:table-cell>
          <table:table-cell table:formula="of:=[$Data.J1]" office:value-type="string" office:string-value="X8" calcext:value-type="string">
            <text:p>X8</text:p>
          </table:table-cell>
          <table:table-cell table:formula="of:=[$Data.K1]" office:value-type="string" office:string-value="X9" calcext:value-type="string">
            <text:p>X9</text:p>
          </table:table-cell>
        </table:table-row>
        <table:table-row table:style-name="ro2">
          <table:table-cell table:formula="of:=[$Data.A2]" office:value-type="float" office:value="1990" calcext:value-type="float">
            <text:p>1990</text:p>
          </table:table-cell>
          <table:table-cell table:formula="of:=[$Data.B2]/[Data.B$2]" office:value-type="float" office:value="1" calcext:value-type="float">
            <text:p>1</text:p>
          </table:table-cell>
          <table:table-cell table:formula="of:=[$Data.C2]/[Data.C$2]" office:value-type="float" office:value="1" calcext:value-type="float">
            <text:p>1</text:p>
          </table:table-cell>
          <table:table-cell table:formula="of:=[$Data.D2]/[Data.D$2]" office:value-type="float" office:value="1" calcext:value-type="float">
            <text:p>1</text:p>
          </table:table-cell>
          <table:table-cell table:formula="of:=[$Data.E2]/[Data.E$2]" office:value-type="float" office:value="1" calcext:value-type="float">
            <text:p>1</text:p>
          </table:table-cell>
          <table:table-cell table:formula="of:=[$Data.F2]/[Data.F$2]" office:value-type="float" office:value="1" calcext:value-type="float">
            <text:p>1</text:p>
          </table:table-cell>
          <table:table-cell table:formula="of:=[$Data.G2]/[Data.G$2]" office:value-type="float" office:value="1" calcext:value-type="float">
            <text:p>1</text:p>
          </table:table-cell>
          <table:table-cell table:formula="of:=[$Data.H2]/[Data.H$2]" office:value-type="float" office:value="1" calcext:value-type="float">
            <text:p>1</text:p>
          </table:table-cell>
          <table:table-cell table:formula="of:=[$Data.I2]/[Data.I$2]" office:value-type="float" office:value="1" calcext:value-type="float">
            <text:p>1</text:p>
          </table:table-cell>
          <table:table-cell table:formula="of:=[$Data.J2]/[Data.J$2]" office:value-type="float" office:value="1" calcext:value-type="float">
            <text:p>1</text:p>
          </table:table-cell>
          <table:table-cell table:formula="of:=[$Data.K2]/[Data.K$2]" office:value-type="float" office:value="1" calcext:value-type="float">
            <text:p>1</text:p>
          </table:table-cell>
        </table:table-row>
        <table:table-row table:style-name="ro2">
          <table:table-cell table:formula="of:=[$Data.A3]" office:value-type="float" office:value="1991" calcext:value-type="float">
            <text:p>1991</text:p>
          </table:table-cell>
          <table:table-cell table:formula="of:=[$Data.B3]/[Data.B$2]" office:value-type="float" office:value="1.05777777777778" calcext:value-type="float">
            <text:p>1.05777777777778</text:p>
          </table:table-cell>
          <table:table-cell table:formula="of:=[$Data.C3]/[Data.C$2]" office:value-type="float" office:value="1.0625" calcext:value-type="float">
            <text:p>1.0625</text:p>
          </table:table-cell>
          <table:table-cell table:formula="of:=[$Data.D3]/[Data.D$2]" office:value-type="float" office:value="1.00080325403336" calcext:value-type="float">
            <text:p>1.00080325403336</text:p>
          </table:table-cell>
          <table:table-cell table:formula="of:=[$Data.E3]/[Data.E$2]" office:value-type="float" office:value="1.00078431372549" calcext:value-type="float">
            <text:p>1.00078431372549</text:p>
          </table:table-cell>
          <table:table-cell table:formula="of:=[$Data.F3]/[Data.F$2]" office:value-type="float" office:value="1.07780979827089" calcext:value-type="float">
            <text:p>1.07780979827089</text:p>
          </table:table-cell>
          <table:table-cell table:formula="of:=[$Data.G3]/[Data.G$2]" office:value-type="float" office:value="1.08313539192399" calcext:value-type="float">
            <text:p>1.08313539192399</text:p>
          </table:table-cell>
          <table:table-cell table:formula="of:=[$Data.H3]/[Data.H$2]" office:value-type="float" office:value="1.07430340557276" calcext:value-type="float">
            <text:p>1.07430340557276</text:p>
          </table:table-cell>
          <table:table-cell table:formula="of:=[$Data.I3]/[Data.I$2]" office:value-type="float" office:value="1.02564102564103" calcext:value-type="float">
            <text:p>1.02564102564103</text:p>
          </table:table-cell>
          <table:table-cell table:formula="of:=[$Data.J3]/[Data.J$2]" office:value-type="float" office:value="0.99290780141844" calcext:value-type="float">
            <text:p>0.99290780141844</text:p>
          </table:table-cell>
          <table:table-cell table:formula="of:=[$Data.K3]/[Data.K$2]" office:value-type="float" office:value="1.075" calcext:value-type="float">
            <text:p>1.075</text:p>
          </table:table-cell>
        </table:table-row>
        <table:table-row table:style-name="ro2">
          <table:table-cell table:formula="of:=[$Data.A4]" office:value-type="float" office:value="1992" calcext:value-type="float">
            <text:p>1992</text:p>
          </table:table-cell>
          <table:table-cell table:formula="of:=[$Data.B4]/[Data.B$2]" office:value-type="float" office:value="1.04" calcext:value-type="float">
            <text:p>1.04</text:p>
          </table:table-cell>
          <table:table-cell table:formula="of:=[$Data.C4]/[Data.C$2]" office:value-type="float" office:value="1.07142857142857" calcext:value-type="float">
            <text:p>1.07142857142857</text:p>
          </table:table-cell>
          <table:table-cell table:formula="of:=[$Data.D4]/[Data.D$2]" office:value-type="float" office:value="1.00579368334701" calcext:value-type="float">
            <text:p>1.00579368334701</text:p>
          </table:table-cell>
          <table:table-cell table:formula="of:=[$Data.E4]/[Data.E$2]" office:value-type="float" office:value="1.10509803921569" calcext:value-type="float">
            <text:p>1.10509803921569</text:p>
          </table:table-cell>
          <table:table-cell table:formula="of:=[$Data.F4]/[Data.F$2]" office:value-type="float" office:value="1.04610951008646" calcext:value-type="float">
            <text:p>1.04610951008646</text:p>
          </table:table-cell>
          <table:table-cell table:formula="of:=[$Data.G4]/[Data.G$2]" office:value-type="float" office:value="1.1021377672209" calcext:value-type="float">
            <text:p>1.1021377672209</text:p>
          </table:table-cell>
          <table:table-cell table:formula="of:=[$Data.H4]/[Data.H$2]" office:value-type="float" office:value="1.10216718266254" calcext:value-type="float">
            <text:p>1.10216718266254</text:p>
          </table:table-cell>
          <table:table-cell table:formula="of:=[$Data.I4]/[Data.I$2]" office:value-type="float" office:value="1.15384615384615" calcext:value-type="float">
            <text:p>1.15384615384615</text:p>
          </table:table-cell>
          <table:table-cell table:formula="of:=[$Data.J4]/[Data.J$2]" office:value-type="float" office:value="1.14184397163121" calcext:value-type="float">
            <text:p>1.14184397163121</text:p>
          </table:table-cell>
          <table:table-cell table:formula="of:=[$Data.K4]/[Data.K$2]" office:value-type="float" office:value="1.0625" calcext:value-type="float">
            <text:p>1.0625</text:p>
          </table:table-cell>
        </table:table-row>
        <table:table-row table:style-name="ro2">
          <table:table-cell table:formula="of:=[$Data.A5]" office:value-type="float" office:value="1993" calcext:value-type="float">
            <text:p>1993</text:p>
          </table:table-cell>
          <table:table-cell table:formula="of:=[$Data.B5]/[Data.B$2]" office:value-type="float" office:value="1.05777777777778" calcext:value-type="float">
            <text:p>1.05777777777778</text:p>
          </table:table-cell>
          <table:table-cell table:formula="of:=[$Data.C5]/[Data.C$2]" office:value-type="float" office:value="1.125" calcext:value-type="float">
            <text:p>1.125</text:p>
          </table:table-cell>
          <table:table-cell table:formula="of:=[$Data.D5]/[Data.D$2]" office:value-type="float" office:value="1.01186081487558" calcext:value-type="float">
            <text:p>1.01186081487558</text:p>
          </table:table-cell>
          <table:table-cell table:formula="of:=[$Data.E5]/[Data.E$2]" office:value-type="float" office:value="1.04549019607843" calcext:value-type="float">
            <text:p>1.04549019607843</text:p>
          </table:table-cell>
          <table:table-cell table:formula="of:=[$Data.F5]/[Data.F$2]" office:value-type="float" office:value="0.997118155619596" calcext:value-type="float">
            <text:p>0.997118155619596</text:p>
          </table:table-cell>
          <table:table-cell table:formula="of:=[$Data.G5]/[Data.G$2]" office:value-type="float" office:value="1.12351543942993" calcext:value-type="float">
            <text:p>1.12351543942993</text:p>
          </table:table-cell>
          <table:table-cell table:formula="of:=[$Data.H5]/[Data.H$2]" office:value-type="float" office:value="1.10216718266254" calcext:value-type="float">
            <text:p>1.10216718266254</text:p>
          </table:table-cell>
          <table:table-cell table:formula="of:=[$Data.I5]/[Data.I$2]" office:value-type="float" office:value="1.28205128205128" calcext:value-type="float">
            <text:p>1.28205128205128</text:p>
          </table:table-cell>
          <table:table-cell table:formula="of:=[$Data.J5]/[Data.J$2]" office:value-type="float" office:value="0.99290780141844" calcext:value-type="float">
            <text:p>0.99290780141844</text:p>
          </table:table-cell>
          <table:table-cell table:formula="of:=[$Data.K5]/[Data.K$2]" office:value-type="float" office:value="1.0375" calcext:value-type="float">
            <text:p>1.0375</text:p>
          </table:table-cell>
        </table:table-row>
        <table:table-row table:style-name="ro2">
          <table:table-cell table:formula="of:=[$Data.A6]" office:value-type="float" office:value="1994" calcext:value-type="float">
            <text:p>1994</text:p>
          </table:table-cell>
          <table:table-cell table:formula="of:=[$Data.B6]/[Data.B$2]" office:value-type="float" office:value="1.02666666666667" calcext:value-type="float">
            <text:p>1.02666666666667</text:p>
          </table:table-cell>
          <table:table-cell table:formula="of:=[$Data.C6]/[Data.C$2]" office:value-type="float" office:value="1.10714285714286" calcext:value-type="float">
            <text:p>1.10714285714286</text:p>
          </table:table-cell>
          <table:table-cell table:formula="of:=[$Data.D6]/[Data.D$2]" office:value-type="float" office:value="1.0139287667487" calcext:value-type="float">
            <text:p>1.0139287667487</text:p>
          </table:table-cell>
          <table:table-cell table:formula="of:=[$Data.E6]/[Data.E$2]" office:value-type="float" office:value="1.09960784313726" calcext:value-type="float">
            <text:p>1.09960784313726</text:p>
          </table:table-cell>
          <table:table-cell table:formula="of:=[$Data.F6]/[Data.F$2]" office:value-type="float" office:value="0.976945244956772" calcext:value-type="float">
            <text:p>0.976945244956772</text:p>
          </table:table-cell>
          <table:table-cell table:formula="of:=[$Data.G6]/[Data.G$2]" office:value-type="float" office:value="1.13301662707838" calcext:value-type="float">
            <text:p>1.13301662707838</text:p>
          </table:table-cell>
          <table:table-cell table:formula="of:=[$Data.H6]/[Data.H$2]" office:value-type="float" office:value="1.12383900928793" calcext:value-type="float">
            <text:p>1.12383900928793</text:p>
          </table:table-cell>
          <table:table-cell table:formula="of:=[$Data.I6]/[Data.I$2]" office:value-type="float" office:value="1.33333333333333" calcext:value-type="float">
            <text:p>1.33333333333333</text:p>
          </table:table-cell>
          <table:table-cell table:formula="of:=[$Data.J6]/[Data.J$2]" office:value-type="float" office:value="1.24113475177305" calcext:value-type="float">
            <text:p>1.24113475177305</text:p>
          </table:table-cell>
          <table:table-cell table:formula="of:=[$Data.K6]/[Data.K$2]" office:value-type="float" office:value="1.025" calcext:value-type="float">
            <text:p>1.025</text:p>
          </table:table-cell>
        </table:table-row>
        <table:table-row table:style-name="ro2">
          <table:table-cell table:formula="of:=[$Data.A7]" office:value-type="float" office:value="1995" calcext:value-type="float">
            <text:p>1995</text:p>
          </table:table-cell>
          <table:table-cell table:formula="of:=[$Data.B7]/[Data.B$2]" office:value-type="float" office:value="1.06666666666667" calcext:value-type="float">
            <text:p>1.06666666666667</text:p>
          </table:table-cell>
          <table:table-cell table:formula="of:=[$Data.C7]/[Data.C$2]" office:value-type="float" office:value="1.14285714285714" calcext:value-type="float">
            <text:p>1.14285714285714</text:p>
          </table:table-cell>
          <table:table-cell table:formula="of:=[$Data.D7]/[Data.D$2]" office:value-type="float" office:value="1.01758613617719" calcext:value-type="float">
            <text:p>1.01758613617719</text:p>
          </table:table-cell>
          <table:table-cell table:formula="of:=[$Data.E7]/[Data.E$2]" office:value-type="float" office:value="1.26274509803922" calcext:value-type="float">
            <text:p>1.26274509803922</text:p>
          </table:table-cell>
          <table:table-cell table:formula="of:=[$Data.F7]/[Data.F$2]" office:value-type="float" office:value="1.00576368876081" calcext:value-type="float">
            <text:p>1.00576368876081</text:p>
          </table:table-cell>
          <table:table-cell table:formula="of:=[$Data.G7]/[Data.G$2]" office:value-type="float" office:value="1.17339667458432" calcext:value-type="float">
            <text:p>1.17339667458432</text:p>
          </table:table-cell>
          <table:table-cell table:formula="of:=[$Data.H7]/[Data.H$2]" office:value-type="float" office:value="1.13931888544892" calcext:value-type="float">
            <text:p>1.13931888544892</text:p>
          </table:table-cell>
          <table:table-cell table:formula="of:=[$Data.I7]/[Data.I$2]" office:value-type="float" office:value="1.2948717948718" calcext:value-type="float">
            <text:p>1.2948717948718</text:p>
          </table:table-cell>
          <table:table-cell table:formula="of:=[$Data.J7]/[Data.J$2]" office:value-type="float" office:value="1.12765957446809" calcext:value-type="float">
            <text:p>1.12765957446809</text:p>
          </table:table-cell>
          <table:table-cell table:formula="of:=[$Data.K7]/[Data.K$2]" office:value-type="float" office:value="1.05" calcext:value-type="float">
            <text:p>1.05</text:p>
          </table:table-cell>
        </table:table-row>
        <table:table-row table:style-name="ro2">
          <table:table-cell table:formula="of:=[$Data.A8]" office:value-type="float" office:value="1996" calcext:value-type="float">
            <text:p>1996</text:p>
          </table:table-cell>
          <table:table-cell table:formula="of:=[$Data.B8]/[Data.B$2]" office:value-type="float" office:value="1.11555555555556" calcext:value-type="float">
            <text:p>1.11555555555556</text:p>
          </table:table-cell>
          <table:table-cell table:formula="of:=[$Data.C8]/[Data.C$2]" office:value-type="float" office:value="1.17857142857143" calcext:value-type="float">
            <text:p>1.17857142857143</text:p>
          </table:table-cell>
          <table:table-cell table:formula="of:=[$Data.D8]/[Data.D$2]" office:value-type="float" office:value="1.02120932458299" calcext:value-type="float">
            <text:p>1.02120932458299</text:p>
          </table:table-cell>
          <table:table-cell table:formula="of:=[$Data.E8]/[Data.E$2]" office:value-type="float" office:value="1.26588235294118" calcext:value-type="float">
            <text:p>1.26588235294118</text:p>
          </table:table-cell>
          <table:table-cell table:formula="of:=[$Data.F8]/[Data.F$2]" office:value-type="float" office:value="1.04899135446686" calcext:value-type="float">
            <text:p>1.04899135446686</text:p>
          </table:table-cell>
          <table:table-cell table:formula="of:=[$Data.G8]/[Data.G$2]" office:value-type="float" office:value="1.21852731591449" calcext:value-type="float">
            <text:p>1.21852731591449</text:p>
          </table:table-cell>
          <table:table-cell table:formula="of:=[$Data.H8]/[Data.H$2]" office:value-type="float" office:value="1.18885448916409" calcext:value-type="float">
            <text:p>1.18885448916409</text:p>
          </table:table-cell>
          <table:table-cell table:formula="of:=[$Data.I8]/[Data.I$2]" office:value-type="float" office:value="1.34615384615385" calcext:value-type="float">
            <text:p>1.34615384615385</text:p>
          </table:table-cell>
          <table:table-cell table:formula="of:=[$Data.J8]/[Data.J$2]" office:value-type="float" office:value="1.00709219858156" calcext:value-type="float">
            <text:p>1.00709219858156</text:p>
          </table:table-cell>
          <table:table-cell table:formula="of:=[$Data.K8]/[Data.K$2]" office:value-type="float" office:value="1.0625" calcext:value-type="float">
            <text:p>1.0625</text:p>
          </table:table-cell>
        </table:table-row>
        <table:table-row table:style-name="ro2">
          <table:table-cell table:formula="of:=[$Data.A9]" office:value-type="float" office:value="1997" calcext:value-type="float">
            <text:p>1997</text:p>
          </table:table-cell>
          <table:table-cell table:formula="of:=[$Data.B9]/[Data.B$2]" office:value-type="float" office:value="1.08444444444444" calcext:value-type="float">
            <text:p>1.08444444444444</text:p>
          </table:table-cell>
          <table:table-cell table:formula="of:=[$Data.C9]/[Data.C$2]" office:value-type="float" office:value="1.15178571428571" calcext:value-type="float">
            <text:p>1.15178571428571</text:p>
          </table:table-cell>
          <table:table-cell table:formula="of:=[$Data.D9]/[Data.D$2]" office:value-type="float" office:value="1.02481542247744" calcext:value-type="float">
            <text:p>1.02481542247744</text:p>
          </table:table-cell>
          <table:table-cell table:formula="of:=[$Data.E9]/[Data.E$2]" office:value-type="float" office:value="1.14588235294118" calcext:value-type="float">
            <text:p>1.14588235294118</text:p>
          </table:table-cell>
          <table:table-cell table:formula="of:=[$Data.F9]/[Data.F$2]" office:value-type="float" office:value="1.01729106628242" calcext:value-type="float">
            <text:p>1.01729106628242</text:p>
          </table:table-cell>
          <table:table-cell table:formula="of:=[$Data.G9]/[Data.G$2]" office:value-type="float" office:value="1.19952494061758" calcext:value-type="float">
            <text:p>1.19952494061758</text:p>
          </table:table-cell>
          <table:table-cell table:formula="of:=[$Data.H9]/[Data.H$2]" office:value-type="float" office:value="1.18266253869969" calcext:value-type="float">
            <text:p>1.18266253869969</text:p>
          </table:table-cell>
          <table:table-cell table:formula="of:=[$Data.I9]/[Data.I$2]" office:value-type="float" office:value="1.37179487179487" calcext:value-type="float">
            <text:p>1.37179487179487</text:p>
          </table:table-cell>
          <table:table-cell table:formula="of:=[$Data.J9]/[Data.J$2]" office:value-type="float" office:value="0.985815602836879" calcext:value-type="float">
            <text:p>0.985815602836879</text:p>
          </table:table-cell>
          <table:table-cell table:formula="of:=[$Data.K9]/[Data.K$2]" office:value-type="float" office:value="1.0625" calcext:value-type="float">
            <text:p>1.0625</text:p>
          </table:table-cell>
        </table:table-row>
        <table:table-row table:style-name="ro2">
          <table:table-cell table:formula="of:=[$Data.A10]" office:value-type="float" office:value="1998" calcext:value-type="float">
            <text:p>1998</text:p>
          </table:table-cell>
          <table:table-cell table:formula="of:=[$Data.B10]/[Data.B$2]" office:value-type="float" office:value="1.12" calcext:value-type="float">
            <text:p>1.12</text:p>
          </table:table-cell>
          <table:table-cell table:formula="of:=[$Data.C10]/[Data.C$2]" office:value-type="float" office:value="1.11607142857143" calcext:value-type="float">
            <text:p>1.11607142857143</text:p>
          </table:table-cell>
          <table:table-cell table:formula="of:=[$Data.D10]/[Data.D$2]" office:value-type="float" office:value="1.02860951599672" calcext:value-type="float">
            <text:p>1.02860951599672</text:p>
          </table:table-cell>
          <table:table-cell table:formula="of:=[$Data.E10]/[Data.E$2]" office:value-type="float" office:value="1.18509803921569" calcext:value-type="float">
            <text:p>1.18509803921569</text:p>
          </table:table-cell>
          <table:table-cell table:formula="of:=[$Data.F10]/[Data.F$2]" office:value-type="float" office:value="1.09510086455331" calcext:value-type="float">
            <text:p>1.09510086455331</text:p>
          </table:table-cell>
          <table:table-cell table:formula="of:=[$Data.G10]/[Data.G$2]" office:value-type="float" office:value="1.21377672209026" calcext:value-type="float">
            <text:p>1.21377672209026</text:p>
          </table:table-cell>
          <table:table-cell table:formula="of:=[$Data.H10]/[Data.H$2]" office:value-type="float" office:value="1.21671826625387" calcext:value-type="float">
            <text:p>1.21671826625387</text:p>
          </table:table-cell>
          <table:table-cell table:formula="of:=[$Data.I10]/[Data.I$2]" office:value-type="float" office:value="1.32051282051282" calcext:value-type="float">
            <text:p>1.32051282051282</text:p>
          </table:table-cell>
          <table:table-cell table:formula="of:=[$Data.J10]/[Data.J$2]" office:value-type="float" office:value="0.957446808510638" calcext:value-type="float">
            <text:p>0.957446808510638</text:p>
          </table:table-cell>
          <table:table-cell table:formula="of:=[$Data.K10]/[Data.K$2]" office:value-type="float" office:value="1.1125" calcext:value-type="float">
            <text:p>1.1125</text:p>
          </table:table-cell>
        </table:table-row>
        <table:table-row table:style-name="ro2">
          <table:table-cell table:formula="of:=[$Data.A11]" office:value-type="float" office:value="1999" calcext:value-type="float">
            <text:p>1999</text:p>
          </table:table-cell>
          <table:table-cell table:formula="of:=[$Data.B11]/[Data.B$2]" office:value-type="float" office:value="1.12" calcext:value-type="float">
            <text:p>1.12</text:p>
          </table:table-cell>
          <table:table-cell table:formula="of:=[$Data.C11]/[Data.C$2]" office:value-type="float" office:value="1.13392857142857" calcext:value-type="float">
            <text:p>1.13392857142857</text:p>
          </table:table-cell>
          <table:table-cell table:formula="of:=[$Data.D11]/[Data.D$2]" office:value-type="float" office:value="1.03390757451463" calcext:value-type="float">
            <text:p>1.03390757451463</text:p>
          </table:table-cell>
          <table:table-cell table:formula="of:=[$Data.E11]/[Data.E$2]" office:value-type="float" office:value="1.17647058823529" calcext:value-type="float">
            <text:p>1.17647058823529</text:p>
          </table:table-cell>
          <table:table-cell table:formula="of:=[$Data.F11]/[Data.F$2]" office:value-type="float" office:value="1.07492795389049" calcext:value-type="float">
            <text:p>1.07492795389049</text:p>
          </table:table-cell>
          <table:table-cell table:formula="of:=[$Data.G11]/[Data.G$2]" office:value-type="float" office:value="1.24940617577197" calcext:value-type="float">
            <text:p>1.24940617577197</text:p>
          </table:table-cell>
          <table:table-cell table:formula="of:=[$Data.H11]/[Data.H$2]" office:value-type="float" office:value="1.24148606811146" calcext:value-type="float">
            <text:p>1.24148606811146</text:p>
          </table:table-cell>
          <table:table-cell table:formula="of:=[$Data.I11]/[Data.I$2]" office:value-type="float" office:value="1.28205128205128" calcext:value-type="float">
            <text:p>1.28205128205128</text:p>
          </table:table-cell>
          <table:table-cell table:formula="of:=[$Data.J11]/[Data.J$2]" office:value-type="float" office:value="1.07801418439716" calcext:value-type="float">
            <text:p>1.07801418439716</text:p>
          </table:table-cell>
          <table:table-cell table:formula="of:=[$Data.K11]/[Data.K$2]" office:value-type="float" office:value="1.1" calcext:value-type="float">
            <text:p>1.1</text:p>
          </table:table-cell>
        </table:table-row>
        <table:table-row table:style-name="ro2">
          <table:table-cell table:formula="of:=[$Data.A12]" office:value-type="float" office:value="2000" calcext:value-type="float">
            <text:p>2000</text:p>
          </table:table-cell>
          <table:table-cell table:formula="of:=[$Data.B12]/[Data.B$2]" office:value-type="float" office:value="1.13333333333333" calcext:value-type="float">
            <text:p>1.13333333333333</text:p>
          </table:table-cell>
          <table:table-cell table:formula="of:=[$Data.C12]/[Data.C$2]" office:value-type="float" office:value="1.16964285714286" calcext:value-type="float">
            <text:p>1.16964285714286</text:p>
          </table:table-cell>
          <table:table-cell table:formula="of:=[$Data.D12]/[Data.D$2]" office:value-type="float" office:value="1.04101722723544" calcext:value-type="float">
            <text:p>1.04101722723544</text:p>
          </table:table-cell>
          <table:table-cell table:formula="of:=[$Data.E12]/[Data.E$2]" office:value-type="float" office:value="1.07294117647059" calcext:value-type="float">
            <text:p>1.07294117647059</text:p>
          </table:table-cell>
          <table:table-cell table:formula="of:=[$Data.F12]/[Data.F$2]" office:value-type="float" office:value="1.07780979827089" calcext:value-type="float">
            <text:p>1.07780979827089</text:p>
          </table:table-cell>
          <table:table-cell table:formula="of:=[$Data.G12]/[Data.G$2]" office:value-type="float" office:value="1.28266033254157" calcext:value-type="float">
            <text:p>1.28266033254157</text:p>
          </table:table-cell>
          <table:table-cell table:formula="of:=[$Data.H12]/[Data.H$2]" office:value-type="float" office:value="1.26934984520124" calcext:value-type="float">
            <text:p>1.26934984520124</text:p>
          </table:table-cell>
          <table:table-cell table:formula="of:=[$Data.I12]/[Data.I$2]" office:value-type="float" office:value="1.08974358974359" calcext:value-type="float">
            <text:p>1.08974358974359</text:p>
          </table:table-cell>
          <table:table-cell table:formula="of:=[$Data.J12]/[Data.J$2]" office:value-type="float" office:value="0.971631205673759" calcext:value-type="float">
            <text:p>0.971631205673759</text:p>
          </table:table-cell>
          <table:table-cell table:formula="of:=[$Data.K12]/[Data.K$2]" office:value-type="float" office:value="1.075" calcext:value-type="float">
            <text:p>1.075</text:p>
          </table:table-cell>
        </table:table-row>
        <table:table-row table:style-name="ro2">
          <table:table-cell table:formula="of:=[$Data.A13]" office:value-type="float" office:value="2001" calcext:value-type="float">
            <text:p>2001</text:p>
          </table:table-cell>
          <table:table-cell table:formula="of:=[$Data.B13]/[Data.B$2]" office:value-type="float" office:value="1.16" calcext:value-type="float">
            <text:p>1.16</text:p>
          </table:table-cell>
          <table:table-cell table:formula="of:=[$Data.C13]/[Data.C$2]" office:value-type="float" office:value="1.17857142857143" calcext:value-type="float">
            <text:p>1.17857142857143</text:p>
          </table:table-cell>
          <table:table-cell table:formula="of:=[$Data.D13]/[Data.D$2]" office:value-type="float" office:value="1.04862250478534" calcext:value-type="float">
            <text:p>1.04862250478534</text:p>
          </table:table-cell>
          <table:table-cell table:formula="of:=[$Data.E13]/[Data.E$2]" office:value-type="float" office:value="1.08392156862745" calcext:value-type="float">
            <text:p>1.08392156862745</text:p>
          </table:table-cell>
          <table:table-cell table:formula="of:=[$Data.F13]/[Data.F$2]" office:value-type="float" office:value="1.10374639769452" calcext:value-type="float">
            <text:p>1.10374639769452</text:p>
          </table:table-cell>
          <table:table-cell table:formula="of:=[$Data.G13]/[Data.G$2]" office:value-type="float" office:value="1.30641330166271" calcext:value-type="float">
            <text:p>1.30641330166271</text:p>
          </table:table-cell>
          <table:table-cell table:formula="of:=[$Data.H13]/[Data.H$2]" office:value-type="float" office:value="1.30340557275542" calcext:value-type="float">
            <text:p>1.30340557275542</text:p>
          </table:table-cell>
          <table:table-cell table:formula="of:=[$Data.I13]/[Data.I$2]" office:value-type="float" office:value="1" calcext:value-type="float">
            <text:p>1</text:p>
          </table:table-cell>
          <table:table-cell table:formula="of:=[$Data.J13]/[Data.J$2]" office:value-type="float" office:value="1.05673758865248" calcext:value-type="float">
            <text:p>1.05673758865248</text:p>
          </table:table-cell>
          <table:table-cell table:formula="of:=[$Data.K13]/[Data.K$2]" office:value-type="float" office:value="1.1125" calcext:value-type="float">
            <text:p>1.1125</text:p>
          </table:table-cell>
        </table:table-row>
        <table:table-row table:style-name="ro2">
          <table:table-cell table:formula="of:=[$Data.A14]" office:value-type="float" office:value="2002" calcext:value-type="float">
            <text:p>2002</text:p>
          </table:table-cell>
          <table:table-cell table:formula="of:=[$Data.B14]/[Data.B$2]" office:value-type="float" office:value="1.16" calcext:value-type="float">
            <text:p>1.16</text:p>
          </table:table-cell>
          <table:table-cell table:formula="of:=[$Data.C14]/[Data.C$2]" office:value-type="float" office:value="1.19642857142857" calcext:value-type="float">
            <text:p>1.19642857142857</text:p>
          </table:table-cell>
          <table:table-cell table:formula="of:=[$Data.D14]/[Data.D$2]" office:value-type="float" office:value="1.05627905386929" calcext:value-type="float">
            <text:p>1.05627905386929</text:p>
          </table:table-cell>
          <table:table-cell table:formula="of:=[$Data.E14]/[Data.E$2]" office:value-type="float" office:value="1.17647058823529" calcext:value-type="float">
            <text:p>1.17647058823529</text:p>
          </table:table-cell>
          <table:table-cell table:formula="of:=[$Data.F14]/[Data.F$2]" office:value-type="float" office:value="1.07492795389049" calcext:value-type="float">
            <text:p>1.07492795389049</text:p>
          </table:table-cell>
          <table:table-cell table:formula="of:=[$Data.G14]/[Data.G$2]" office:value-type="float" office:value="1.32779097387173" calcext:value-type="float">
            <text:p>1.32779097387173</text:p>
          </table:table-cell>
          <table:table-cell table:formula="of:=[$Data.H14]/[Data.H$2]" office:value-type="float" office:value="1.29721362229102" calcext:value-type="float">
            <text:p>1.29721362229102</text:p>
          </table:table-cell>
          <table:table-cell table:formula="of:=[$Data.I14]/[Data.I$2]" office:value-type="float" office:value="1.01282051282051" calcext:value-type="float">
            <text:p>1.01282051282051</text:p>
          </table:table-cell>
          <table:table-cell table:formula="of:=[$Data.J14]/[Data.J$2]" office:value-type="float" office:value="0.886524822695036" calcext:value-type="float">
            <text:p>0.886524822695036</text:p>
          </table:table-cell>
          <table:table-cell table:formula="of:=[$Data.K14]/[Data.K$2]" office:value-type="float" office:value="1.075" calcext:value-type="float">
            <text:p>1.075</text:p>
          </table:table-cell>
        </table:table-row>
        <table:table-row table:style-name="ro2">
          <table:table-cell table:formula="of:=[$Data.A15]" office:value-type="float" office:value="2003" calcext:value-type="float">
            <text:p>2003</text:p>
          </table:table-cell>
          <table:table-cell table:formula="of:=[$Data.B15]/[Data.B$2]" office:value-type="float" office:value="1.18222222222222" calcext:value-type="float">
            <text:p>1.18222222222222</text:p>
          </table:table-cell>
          <table:table-cell table:formula="of:=[$Data.C15]/[Data.C$2]" office:value-type="float" office:value="1.21428571428571" calcext:value-type="float">
            <text:p>1.21428571428571</text:p>
          </table:table-cell>
          <table:table-cell table:formula="of:=[$Data.D15]/[Data.D$2]" office:value-type="float" office:value="1.06378178835111" calcext:value-type="float">
            <text:p>1.06378178835111</text:p>
          </table:table-cell>
          <table:table-cell table:formula="of:=[$Data.E15]/[Data.E$2]" office:value-type="float" office:value="1.44941176470588" calcext:value-type="float">
            <text:p>1.44941176470588</text:p>
          </table:table-cell>
          <table:table-cell table:formula="of:=[$Data.F15]/[Data.F$2]" office:value-type="float" office:value="1.09221902017291" calcext:value-type="float">
            <text:p>1.09221902017291</text:p>
          </table:table-cell>
          <table:table-cell table:formula="of:=[$Data.G15]/[Data.G$2]" office:value-type="float" office:value="1.34679334916865" calcext:value-type="float">
            <text:p>1.34679334916865</text:p>
          </table:table-cell>
          <table:table-cell table:formula="of:=[$Data.H15]/[Data.H$2]" office:value-type="float" office:value="1.35294117647059" calcext:value-type="float">
            <text:p>1.35294117647059</text:p>
          </table:table-cell>
          <table:table-cell table:formula="of:=[$Data.I15]/[Data.I$2]" office:value-type="float" office:value="1.08974358974359" calcext:value-type="float">
            <text:p>1.08974358974359</text:p>
          </table:table-cell>
          <table:table-cell table:formula="of:=[$Data.J15]/[Data.J$2]" office:value-type="float" office:value="0.858156028368794" calcext:value-type="float">
            <text:p>0.858156028368794</text:p>
          </table:table-cell>
          <table:table-cell table:formula="of:=[$Data.K15]/[Data.K$2]" office:value-type="float" office:value="1.075" calcext:value-type="float">
            <text:p>1.075</text:p>
          </table:table-cell>
        </table:table-row>
        <table:table-row table:style-name="ro2">
          <table:table-cell table:formula="of:=[$Data.A16]" office:value-type="float" office:value="2004" calcext:value-type="float">
            <text:p>2004</text:p>
          </table:table-cell>
          <table:table-cell table:formula="of:=[$Data.B16]/[Data.B$2]" office:value-type="float" office:value="1.2" calcext:value-type="float">
            <text:p>1.2</text:p>
          </table:table-cell>
          <table:table-cell table:formula="of:=[$Data.C16]/[Data.C$2]" office:value-type="float" office:value="1.22321428571429" calcext:value-type="float">
            <text:p>1.22321428571429</text:p>
          </table:table-cell>
          <table:table-cell table:formula="of:=[$Data.D16]/[Data.D$2]" office:value-type="float" office:value="1.07164342357123" calcext:value-type="float">
            <text:p>1.07164342357123</text:p>
          </table:table-cell>
          <table:table-cell table:formula="of:=[$Data.E16]/[Data.E$2]" office:value-type="float" office:value="1.66588235294118" calcext:value-type="float">
            <text:p>1.66588235294118</text:p>
          </table:table-cell>
          <table:table-cell table:formula="of:=[$Data.F16]/[Data.F$2]" office:value-type="float" office:value="1.09221902017291" calcext:value-type="float">
            <text:p>1.09221902017291</text:p>
          </table:table-cell>
          <table:table-cell table:formula="of:=[$Data.G16]/[Data.G$2]" office:value-type="float" office:value="1.36342042755344" calcext:value-type="float">
            <text:p>1.36342042755344</text:p>
          </table:table-cell>
          <table:table-cell table:formula="of:=[$Data.H16]/[Data.H$2]" office:value-type="float" office:value="1.39009287925697" calcext:value-type="float">
            <text:p>1.39009287925697</text:p>
          </table:table-cell>
          <table:table-cell table:formula="of:=[$Data.I16]/[Data.I$2]" office:value-type="float" office:value="1.14102564102564" calcext:value-type="float">
            <text:p>1.14102564102564</text:p>
          </table:table-cell>
          <table:table-cell table:formula="of:=[$Data.J16]/[Data.J$2]" office:value-type="float" office:value="0.858156028368794" calcext:value-type="float">
            <text:p>0.858156028368794</text:p>
          </table:table-cell>
          <table:table-cell table:formula="of:=[$Data.K16]/[Data.K$2]" office:value-type="float" office:value="1.075" calcext:value-type="float">
            <text:p>1.075</text:p>
          </table:table-cell>
        </table:table-row>
        <table:table-row table:style-name="ro2">
          <table:table-cell table:formula="of:=[$Data.A17]" office:value-type="float" office:value="2005" calcext:value-type="float">
            <text:p>2005</text:p>
          </table:table-cell>
          <table:table-cell table:formula="of:=[$Data.B17]/[Data.B$2]" office:value-type="float" office:value="1.20444444444444" calcext:value-type="float">
            <text:p>1.20444444444444</text:p>
          </table:table-cell>
          <table:table-cell table:formula="of:=[$Data.C17]/[Data.C$2]" office:value-type="float" office:value="1.22321428571429" calcext:value-type="float">
            <text:p>1.22321428571429</text:p>
          </table:table-cell>
          <table:table-cell table:formula="of:=[$Data.D17]/[Data.D$2]" office:value-type="float" office:value="1.07976141646158" calcext:value-type="float">
            <text:p>1.07976141646158</text:p>
          </table:table-cell>
          <table:table-cell table:formula="of:=[$Data.E17]/[Data.E$2]" office:value-type="float" office:value="1.72862745098039" calcext:value-type="float">
            <text:p>1.72862745098039</text:p>
          </table:table-cell>
          <table:table-cell table:formula="of:=[$Data.F17]/[Data.F$2]" office:value-type="float" office:value="1.0864553314121" calcext:value-type="float">
            <text:p>1.0864553314121</text:p>
          </table:table-cell>
          <table:table-cell table:formula="of:=[$Data.G17]/[Data.G$2]" office:value-type="float" office:value="1.36817102137767" calcext:value-type="float">
            <text:p>1.36817102137767</text:p>
          </table:table-cell>
          <table:table-cell table:formula="of:=[$Data.H17]/[Data.H$2]" office:value-type="float" office:value="1.39628482972136" calcext:value-type="float">
            <text:p>1.39628482972136</text:p>
          </table:table-cell>
          <table:table-cell table:formula="of:=[$Data.I17]/[Data.I$2]" office:value-type="float" office:value="1.14102564102564" calcext:value-type="float">
            <text:p>1.14102564102564</text:p>
          </table:table-cell>
          <table:table-cell table:formula="of:=[$Data.J17]/[Data.J$2]" office:value-type="float" office:value="0.75177304964539" calcext:value-type="float">
            <text:p>0.75177304964539</text:p>
          </table:table-cell>
          <table:table-cell table:formula="of:=[$Data.K17]/[Data.K$2]" office:value-type="float" office:value="1.0625" calcext:value-type="float">
            <text:p>1.0625</text:p>
          </table:table-cell>
        </table:table-row>
        <table:table-row table:style-name="ro2">
          <table:table-cell table:formula="of:=[$Data.A18]" office:value-type="float" office:value="2006" calcext:value-type="float">
            <text:p>2006</text:p>
          </table:table-cell>
          <table:table-cell table:formula="of:=[$Data.B18]/[Data.B$2]" office:value-type="float" office:value="1.18222222222222" calcext:value-type="float">
            <text:p>1.18222222222222</text:p>
          </table:table-cell>
          <table:table-cell table:formula="of:=[$Data.C18]/[Data.C$2]" office:value-type="float" office:value="1.21428571428571" calcext:value-type="float">
            <text:p>1.21428571428571</text:p>
          </table:table-cell>
          <table:table-cell table:formula="of:=[$Data.D18]/[Data.D$2]" office:value-type="float" office:value="1.08731542247744" calcext:value-type="float">
            <text:p>1.08731542247744</text:p>
          </table:table-cell>
          <table:table-cell table:formula="of:=[$Data.E18]/[Data.E$2]" office:value-type="float" office:value="1.82352941176471" calcext:value-type="float">
            <text:p>1.82352941176471</text:p>
          </table:table-cell>
          <table:table-cell table:formula="of:=[$Data.F18]/[Data.F$2]" office:value-type="float" office:value="1.05187319884726" calcext:value-type="float">
            <text:p>1.05187319884726</text:p>
          </table:table-cell>
          <table:table-cell table:formula="of:=[$Data.G18]/[Data.G$2]" office:value-type="float" office:value="1.36579572446556" calcext:value-type="float">
            <text:p>1.36579572446556</text:p>
          </table:table-cell>
          <table:table-cell table:formula="of:=[$Data.H18]/[Data.H$2]" office:value-type="float" office:value="1.38080495356037" calcext:value-type="float">
            <text:p>1.38080495356037</text:p>
          </table:table-cell>
          <table:table-cell table:formula="of:=[$Data.I18]/[Data.I$2]" office:value-type="float" office:value="1.12820512820513" calcext:value-type="float">
            <text:p>1.12820512820513</text:p>
          </table:table-cell>
          <table:table-cell table:formula="of:=[$Data.J18]/[Data.J$2]" office:value-type="float" office:value="0.836879432624114" calcext:value-type="float">
            <text:p>0.836879432624114</text:p>
          </table:table-cell>
          <table:table-cell table:formula="of:=[$Data.K18]/[Data.K$2]" office:value-type="float" office:value="1.0625" calcext:value-type="float">
            <text:p>1.0625</text:p>
          </table:table-cell>
        </table:table-row>
        <table:table-row table:style-name="ro2">
          <table:table-cell table:formula="of:=[$Data.A19]" office:value-type="float" office:value="2007" calcext:value-type="float">
            <text:p>2007</text:p>
          </table:table-cell>
          <table:table-cell table:formula="of:=[$Data.B19]/[Data.B$2]" office:value-type="float" office:value="1.16888888888889" calcext:value-type="float">
            <text:p>1.16888888888889</text:p>
          </table:table-cell>
          <table:table-cell table:formula="of:=[$Data.C19]/[Data.C$2]" office:value-type="float" office:value="1.19642857142857" calcext:value-type="float">
            <text:p>1.19642857142857</text:p>
          </table:table-cell>
          <table:table-cell table:formula="of:=[$Data.D19]/[Data.D$2]" office:value-type="float" office:value="1.09406617445994" calcext:value-type="float">
            <text:p>1.09406617445994</text:p>
          </table:table-cell>
          <table:table-cell table:formula="of:=[$Data.E19]/[Data.E$2]" office:value-type="float" office:value="2.08862745098039" calcext:value-type="float">
            <text:p>2.08862745098039</text:p>
          </table:table-cell>
          <table:table-cell table:formula="of:=[$Data.F19]/[Data.F$2]" office:value-type="float" office:value="1.03170028818444" calcext:value-type="float">
            <text:p>1.03170028818444</text:p>
          </table:table-cell>
          <table:table-cell table:formula="of:=[$Data.G19]/[Data.G$2]" office:value-type="float" office:value="1.35154394299287" calcext:value-type="float">
            <text:p>1.35154394299287</text:p>
          </table:table-cell>
          <table:table-cell table:formula="of:=[$Data.H19]/[Data.H$2]" office:value-type="float" office:value="1.38699690402477" calcext:value-type="float">
            <text:p>1.38699690402477</text:p>
          </table:table-cell>
          <table:table-cell table:formula="of:=[$Data.I19]/[Data.I$2]" office:value-type="float" office:value="1.02564102564103" calcext:value-type="float">
            <text:p>1.02564102564103</text:p>
          </table:table-cell>
          <table:table-cell table:formula="of:=[$Data.J19]/[Data.J$2]" office:value-type="float" office:value="0.893617021276596" calcext:value-type="float">
            <text:p>0.893617021276596</text:p>
          </table:table-cell>
          <table:table-cell table:formula="of:=[$Data.K19]/[Data.K$2]" office:value-type="float" office:value="1.0375" calcext:value-type="float">
            <text:p>1.0375</text:p>
          </table:table-cell>
        </table:table-row>
        <table:table-row table:style-name="ro2">
          <table:table-cell table:formula="of:=[$Data.A20]" office:value-type="float" office:value="2008" calcext:value-type="float">
            <text:p>2008</text:p>
          </table:table-cell>
          <table:table-cell table:formula="of:=[$Data.B20]/[Data.B$2]" office:value-type="float" office:value="1.17777777777778" calcext:value-type="float">
            <text:p>1.17777777777778</text:p>
          </table:table-cell>
          <table:table-cell table:formula="of:=[$Data.C20]/[Data.C$2]" office:value-type="float" office:value="1.21428571428571" calcext:value-type="float">
            <text:p>1.21428571428571</text:p>
          </table:table-cell>
          <table:table-cell table:formula="of:=[$Data.D20]/[Data.D$2]" office:value-type="float" office:value="1.10018457752256" calcext:value-type="float">
            <text:p>1.10018457752256</text:p>
          </table:table-cell>
          <table:table-cell table:formula="of:=[$Data.E20]/[Data.E$2]" office:value-type="float" office:value="2.29254901960784" calcext:value-type="float">
            <text:p>2.29254901960784</text:p>
          </table:table-cell>
          <table:table-cell table:formula="of:=[$Data.F20]/[Data.F$2]" office:value-type="float" office:value="1.02593659942363" calcext:value-type="float">
            <text:p>1.02593659942363</text:p>
          </table:table-cell>
          <table:table-cell table:formula="of:=[$Data.G20]/[Data.G$2]" office:value-type="float" office:value="1.36342042755344" calcext:value-type="float">
            <text:p>1.36342042755344</text:p>
          </table:table-cell>
          <table:table-cell table:formula="of:=[$Data.H20]/[Data.H$2]" office:value-type="float" office:value="1.42724458204334" calcext:value-type="float">
            <text:p>1.42724458204334</text:p>
          </table:table-cell>
          <table:table-cell table:formula="of:=[$Data.I20]/[Data.I$2]" office:value-type="float" office:value="0.961538461538462" calcext:value-type="float">
            <text:p>0.961538461538462</text:p>
          </table:table-cell>
          <table:table-cell table:formula="of:=[$Data.J20]/[Data.J$2]" office:value-type="float" office:value="0.971631205673759" calcext:value-type="float">
            <text:p>0.971631205673759</text:p>
          </table:table-cell>
          <table:table-cell table:formula="of:=[$Data.K20]/[Data.K$2]" office:value-type="float" office:value="1.0125" calcext:value-type="float">
            <text:p>1.0125</text:p>
          </table:table-cell>
        </table:table-row>
        <table:table-row table:style-name="ro2">
          <table:table-cell table:formula="of:=[$Data.A21]" office:value-type="float" office:value="2009" calcext:value-type="float">
            <text:p>2009</text:p>
          </table:table-cell>
          <table:table-cell table:formula="of:=[$Data.B21]/[Data.B$2]" office:value-type="float" office:value="1.12444444444444" calcext:value-type="float">
            <text:p>1.12444444444444</text:p>
          </table:table-cell>
          <table:table-cell table:formula="of:=[$Data.C21]/[Data.C$2]" office:value-type="float" office:value="1.14285714285714" calcext:value-type="float">
            <text:p>1.14285714285714</text:p>
          </table:table-cell>
          <table:table-cell table:formula="of:=[$Data.D21]/[Data.D$2]" office:value-type="float" office:value="1.10587571780148" calcext:value-type="float">
            <text:p>1.10587571780148</text:p>
          </table:table-cell>
          <table:table-cell table:formula="of:=[$Data.E21]/[Data.E$2]" office:value-type="float" office:value="2.11294117647059" calcext:value-type="float">
            <text:p>2.11294117647059</text:p>
          </table:table-cell>
          <table:table-cell table:formula="of:=[$Data.F21]/[Data.F$2]" office:value-type="float" office:value="0.974063400576369" calcext:value-type="float">
            <text:p>0.974063400576369</text:p>
          </table:table-cell>
          <table:table-cell table:formula="of:=[$Data.G21]/[Data.G$2]" office:value-type="float" office:value="1.27315914489311" calcext:value-type="float">
            <text:p>1.27315914489311</text:p>
          </table:table-cell>
          <table:table-cell table:formula="of:=[$Data.H21]/[Data.H$2]" office:value-type="float" office:value="1.38699690402477" calcext:value-type="float">
            <text:p>1.38699690402477</text:p>
          </table:table-cell>
          <table:table-cell table:formula="of:=[$Data.I21]/[Data.I$2]" office:value-type="float" office:value="1.16666666666667" calcext:value-type="float">
            <text:p>1.16666666666667</text:p>
          </table:table-cell>
          <table:table-cell table:formula="of:=[$Data.J21]/[Data.J$2]" office:value-type="float" office:value="0.985815602836879" calcext:value-type="float">
            <text:p>0.985815602836879</text:p>
          </table:table-cell>
          <table:table-cell table:formula="of:=[$Data.K21]/[Data.K$2]" office:value-type="float" office:value="0.9625" calcext:value-type="float">
            <text:p>0.9625</text:p>
          </table:table-cell>
        </table:table-row>
        <table:table-row table:style-name="ro2">
          <table:table-cell table:formula="of:=[$Data.A22]" office:value-type="float" office:value="2010" calcext:value-type="float">
            <text:p>2010</text:p>
          </table:table-cell>
          <table:table-cell table:formula="of:=[$Data.B22]/[Data.B$2]" office:value-type="float" office:value="1.16" calcext:value-type="float">
            <text:p>1.16</text:p>
          </table:table-cell>
          <table:table-cell table:formula="of:=[$Data.C22]/[Data.C$2]" office:value-type="float" office:value="1.20535714285714" calcext:value-type="float">
            <text:p>1.20535714285714</text:p>
          </table:table-cell>
          <table:table-cell table:formula="of:=[$Data.D22]/[Data.D$2]" office:value-type="float" office:value="1.11134468143287" calcext:value-type="float">
            <text:p>1.11134468143287</text:p>
          </table:table-cell>
          <table:table-cell table:formula="of:=[$Data.E22]/[Data.E$2]" office:value-type="float" office:value="2.07607843137255" calcext:value-type="float">
            <text:p>2.07607843137255</text:p>
          </table:table-cell>
          <table:table-cell table:formula="of:=[$Data.F22]/[Data.F$2]" office:value-type="float" office:value="1.0028818443804" calcext:value-type="float">
            <text:p>1.0028818443804</text:p>
          </table:table-cell>
          <table:table-cell table:formula="of:=[$Data.G22]/[Data.G$2]" office:value-type="float" office:value="1.35154394299287" calcext:value-type="float">
            <text:p>1.35154394299287</text:p>
          </table:table-cell>
          <table:table-cell table:formula="of:=[$Data.H22]/[Data.H$2]" office:value-type="float" office:value="1.46130030959752" calcext:value-type="float">
            <text:p>1.46130030959752</text:p>
          </table:table-cell>
          <table:table-cell table:formula="of:=[$Data.I22]/[Data.I$2]" office:value-type="float" office:value="1.19230769230769" calcext:value-type="float">
            <text:p>1.19230769230769</text:p>
          </table:table-cell>
          <table:table-cell table:formula="of:=[$Data.J22]/[Data.J$2]" office:value-type="float" office:value="1.0354609929078" calcext:value-type="float">
            <text:p>1.0354609929078</text:p>
          </table:table-cell>
          <table:table-cell table:formula="of:=[$Data.K22]/[Data.K$2]" office:value-type="float" office:value="0.9375" calcext:value-type="float">
            <text:p>0.9375</text:p>
          </table:table-cell>
        </table:table-row>
        <table:table-row table:style-name="ro2">
          <table:table-cell table:formula="of:=[$Data.A23]" office:value-type="float" office:value="2011" calcext:value-type="float">
            <text:p>2011</text:p>
          </table:table-cell>
          <table:table-cell table:formula="of:=[$Data.B23]/[Data.B$2]" office:value-type="float" office:value="1.11555555555556" calcext:value-type="float">
            <text:p>1.11555555555556</text:p>
          </table:table-cell>
          <table:table-cell table:formula="of:=[$Data.C23]/[Data.C$2]" office:value-type="float" office:value="1.21428571428571" calcext:value-type="float">
            <text:p>1.21428571428571</text:p>
          </table:table-cell>
          <table:table-cell table:formula="of:=[$Data.D23]/[Data.D$2]" office:value-type="float" office:value="1.11672819250752" calcext:value-type="float">
            <text:p>1.11672819250752</text:p>
          </table:table-cell>
          <table:table-cell table:formula="of:=[$Data.E23]/[Data.E$2]" office:value-type="float" office:value="2.24549019607843" calcext:value-type="float">
            <text:p>2.24549019607843</text:p>
          </table:table-cell>
          <table:table-cell table:formula="of:=[$Data.F23]/[Data.F$2]" office:value-type="float" office:value="0.922190201729106" calcext:value-type="float">
            <text:p>0.922190201729106</text:p>
          </table:table-cell>
          <table:table-cell table:formula="of:=[$Data.G23]/[Data.G$2]" office:value-type="float" office:value="1.33254156769596" calcext:value-type="float">
            <text:p>1.33254156769596</text:p>
          </table:table-cell>
          <table:table-cell table:formula="of:=[$Data.H23]/[Data.H$2]" office:value-type="float" office:value="1.37151702786378" calcext:value-type="float">
            <text:p>1.37151702786378</text:p>
          </table:table-cell>
          <table:table-cell table:formula="of:=[$Data.I23]/[Data.I$2]" office:value-type="float" office:value="1.17948717948718" calcext:value-type="float">
            <text:p>1.17948717948718</text:p>
          </table:table-cell>
          <table:table-cell table:formula="of:=[$Data.J23]/[Data.J$2]" office:value-type="float" office:value="0.879432624113475" calcext:value-type="float">
            <text:p>0.879432624113475</text:p>
          </table:table-cell>
          <table:table-cell table:formula="of:=[$Data.K23]/[Data.K$2]" office:value-type="float" office:value="0.9125" calcext:value-type="float">
            <text:p>0.9125</text:p>
          </table:table-cell>
        </table:table-row>
        <table:table-row table:style-name="ro2">
          <table:table-cell table:formula="of:=[$Data.A24]" office:value-type="float" office:value="2012" calcext:value-type="float">
            <text:p>2012</text:p>
          </table:table-cell>
          <table:table-cell table:formula="of:=[$Data.B24]/[Data.B$2]" office:value-type="float" office:value="1.12" calcext:value-type="float">
            <text:p>1.12</text:p>
          </table:table-cell>
          <table:table-cell table:formula="of:=[$Data.C24]/[Data.C$2]" office:value-type="float" office:value="1.19642857142857" calcext:value-type="float">
            <text:p>1.19642857142857</text:p>
          </table:table-cell>
          <table:table-cell table:formula="of:=[$Data.D24]/[Data.D$2]" office:value-type="float" office:value="1.12214588460487" calcext:value-type="float">
            <text:p>1.12214588460487</text:p>
          </table:table-cell>
          <table:table-cell table:formula="of:=[$Data.E24]/[Data.E$2]" office:value-type="float" office:value="2.10274509803922" calcext:value-type="float">
            <text:p>2.10274509803922</text:p>
          </table:table-cell>
          <table:table-cell table:formula="of:=[$Data.F24]/[Data.F$2]" office:value-type="float" office:value="0.927953890489913" calcext:value-type="float">
            <text:p>0.927953890489913</text:p>
          </table:table-cell>
          <table:table-cell table:formula="of:=[$Data.G24]/[Data.G$2]" office:value-type="float" office:value="1.34441805225653" calcext:value-type="float">
            <text:p>1.34441805225653</text:p>
          </table:table-cell>
          <table:table-cell table:formula="of:=[$Data.H24]/[Data.H$2]" office:value-type="float" office:value="1.40557275541796" calcext:value-type="float">
            <text:p>1.40557275541796</text:p>
          </table:table-cell>
          <table:table-cell table:formula="of:=[$Data.I24]/[Data.I$2]" office:value-type="float" office:value="1.25641025641026" calcext:value-type="float">
            <text:p>1.25641025641026</text:p>
          </table:table-cell>
          <table:table-cell table:formula="of:=[$Data.J24]/[Data.J$2]" office:value-type="float" office:value="1.09929078014184" calcext:value-type="float">
            <text:p>1.09929078014184</text:p>
          </table:table-cell>
          <table:table-cell table:formula="of:=[$Data.K24]/[Data.K$2]" office:value-type="float" office:value="0.8875" calcext:value-type="float">
            <text:p>0.8875</text:p>
          </table:table-cell>
        </table:table-row>
        <table:table-row table:style-name="ro2">
          <table:table-cell table:formula="of:=[$Data.A25]" office:value-type="float" office:value="2013" calcext:value-type="float">
            <text:p>2013</text:p>
          </table:table-cell>
          <table:table-cell table:formula="of:=[$Data.B25]/[Data.B$2]" office:value-type="float" office:value="1.12444444444444" calcext:value-type="float">
            <text:p>1.12444444444444</text:p>
          </table:table-cell>
          <table:table-cell table:formula="of:=[$Data.C25]/[Data.C$2]" office:value-type="float" office:value="1.21428571428571" calcext:value-type="float">
            <text:p>1.21428571428571</text:p>
          </table:table-cell>
          <table:table-cell table:formula="of:=[$Data.D25]/[Data.D$2]" office:value-type="float" office:value="1.12793956795187" calcext:value-type="float">
            <text:p>1.12793956795187</text:p>
          </table:table-cell>
          <table:table-cell table:formula="of:=[$Data.E25]/[Data.E$2]" office:value-type="float" office:value="2.20313725490196" calcext:value-type="float">
            <text:p>2.20313725490196</text:p>
          </table:table-cell>
          <table:table-cell table:formula="of:=[$Data.F25]/[Data.F$2]" office:value-type="float" office:value="0.939481268011527" calcext:value-type="float">
            <text:p>0.939481268011527</text:p>
          </table:table-cell>
          <table:table-cell table:formula="of:=[$Data.G25]/[Data.G$2]" office:value-type="float" office:value="1.35866983372922" calcext:value-type="float">
            <text:p>1.35866983372922</text:p>
          </table:table-cell>
          <table:table-cell table:formula="of:=[$Data.H25]/[Data.H$2]" office:value-type="float" office:value="1.41486068111455" calcext:value-type="float">
            <text:p>1.41486068111455</text:p>
          </table:table-cell>
          <table:table-cell table:formula="of:=[$Data.I25]/[Data.I$2]" office:value-type="float" office:value="1.32051282051282" calcext:value-type="float">
            <text:p>1.32051282051282</text:p>
          </table:table-cell>
          <table:table-cell table:formula="of:=[$Data.J25]/[Data.J$2]" office:value-type="float" office:value="1.26241134751773" calcext:value-type="float">
            <text:p>1.26241134751773</text:p>
          </table:table-cell>
          <table:table-cell table:formula="of:=[$Data.K25]/[Data.K$2]" office:value-type="float" office:value="0.875" calcext:value-type="float">
            <text:p>0.875</text:p>
          </table:table-cell>
        </table:table-row>
        <table:table-row table:style-name="ro2">
          <table:table-cell table:formula="of:=[$Data.A26]" office:value-type="float" office:value="2014" calcext:value-type="float">
            <text:p>2014</text:p>
          </table:table-cell>
          <table:table-cell table:formula="of:=[$Data.B26]/[Data.B$2]" office:value-type="float" office:value="1.08" calcext:value-type="float">
            <text:p>1.08</text:p>
          </table:table-cell>
          <table:table-cell table:formula="of:=[$Data.C26]/[Data.C$2]" office:value-type="float" office:value="1.22321428571429" calcext:value-type="float">
            <text:p>1.22321428571429</text:p>
          </table:table-cell>
          <table:table-cell table:formula="of:=[$Data.D26]/[Data.D$2]" office:value-type="float" office:value="1.13363070823079" calcext:value-type="float">
            <text:p>1.13363070823079</text:p>
          </table:table-cell>
          <table:table-cell table:formula="of:=[$Data.E26]/[Data.E$2]" office:value-type="float" office:value="2.23450980392157" calcext:value-type="float">
            <text:p>2.23450980392157</text:p>
          </table:table-cell>
          <table:table-cell table:formula="of:=[$Data.F26]/[Data.F$2]" office:value-type="float" office:value="0.84149855907781" calcext:value-type="float">
            <text:p>0.84149855907781</text:p>
          </table:table-cell>
          <table:table-cell table:formula="of:=[$Data.G26]/[Data.G$2]" office:value-type="float" office:value="1.33729216152019" calcext:value-type="float">
            <text:p>1.33729216152019</text:p>
          </table:table-cell>
          <table:table-cell table:formula="of:=[$Data.H26]/[Data.H$2]" office:value-type="float" office:value="1.3374613003096" calcext:value-type="float">
            <text:p>1.3374613003096</text:p>
          </table:table-cell>
          <table:table-cell table:formula="of:=[$Data.I26]/[Data.I$2]" office:value-type="float" office:value="1.30769230769231" calcext:value-type="float">
            <text:p>1.30769230769231</text:p>
          </table:table-cell>
          <table:table-cell table:formula="of:=[$Data.J26]/[Data.J$2]" office:value-type="float" office:value="1.22695035460993" calcext:value-type="float">
            <text:p>1.22695035460993</text:p>
          </table:table-cell>
          <table:table-cell table:formula="of:=[$Data.K26]/[Data.K$2]" office:value-type="float" office:value="0.85" calcext:value-type="float">
            <text:p>0.85</text:p>
          </table:table-cell>
        </table:table-row>
        <table:table-row table:style-name="ro2">
          <table:table-cell table:formula="of:=[$Data.A27]" office:value-type="float" office:value="2015" calcext:value-type="float">
            <text:p>2015</text:p>
          </table:table-cell>
          <table:table-cell table:formula="of:=[$Data.B27]/[Data.B$2]" office:value-type="float" office:value="1.09333333333333" calcext:value-type="float">
            <text:p>1.09333333333333</text:p>
          </table:table-cell>
          <table:table-cell table:formula="of:=[$Data.C27]/[Data.C$2]" office:value-type="float" office:value="1.23214285714286" calcext:value-type="float">
            <text:p>1.23214285714286</text:p>
          </table:table-cell>
          <table:table-cell table:formula="of:=[$Data.D27]/[Data.D$2]" office:value-type="float" office:value="1.13863822805578" calcext:value-type="float">
            <text:p>1.13863822805578</text:p>
          </table:table-cell>
          <table:table-cell table:formula="of:=[$Data.E27]/[Data.E$2]" office:value-type="float" office:value="1.90901960784314" calcext:value-type="float">
            <text:p>1.90901960784314</text:p>
          </table:table-cell>
          <table:table-cell table:formula="of:=[$Data.F27]/[Data.F$2]" office:value-type="float" office:value="0.861671469740634" calcext:value-type="float">
            <text:p>0.861671469740634</text:p>
          </table:table-cell>
          <table:table-cell table:formula="of:=[$Data.G27]/[Data.G$2]" office:value-type="float" office:value="1.34916864608076" calcext:value-type="float">
            <text:p>1.34916864608076</text:p>
          </table:table-cell>
          <table:table-cell table:formula="of:=[$Data.H27]/[Data.H$2]" office:value-type="float" office:value="1.36222910216718" calcext:value-type="float">
            <text:p>1.36222910216718</text:p>
          </table:table-cell>
          <table:table-cell table:formula="of:=[$Data.I27]/[Data.I$2]" office:value-type="float" office:value="1.26923076923077" calcext:value-type="float">
            <text:p>1.26923076923077</text:p>
          </table:table-cell>
          <table:table-cell table:formula="of:=[$Data.J27]/[Data.J$2]" office:value-type="float" office:value="1.17730496453901" calcext:value-type="float">
            <text:p>1.17730496453901</text:p>
          </table:table-cell>
          <table:table-cell table:formula="of:=[$Data.K27]/[Data.K$2]" office:value-type="float" office:value="0.8625" calcext:value-type="float">
            <text:p>0.8625</text:p>
          </table:table-cell>
        </table:table-row>
        <table:table-row table:style-name="ro2">
          <table:table-cell table:formula="of:=[$Data.A28]" office:value-type="float" office:value="2016" calcext:value-type="float">
            <text:p>2016</text:p>
          </table:table-cell>
          <table:table-cell table:formula="of:=[$Data.B28]/[Data.B$2]" office:value-type="float" office:value="1.08" calcext:value-type="float">
            <text:p>1.08</text:p>
          </table:table-cell>
          <table:table-cell table:formula="of:=[$Data.C28]/[Data.C$2]" office:value-type="float" office:value="1.15178571428571" calcext:value-type="float">
            <text:p>1.15178571428571</text:p>
          </table:table-cell>
          <table:table-cell table:formula="of:=[$Data.D28]/[Data.D$2]" office:value-type="float" office:value="1.14321848509707" calcext:value-type="float">
            <text:p>1.14321848509707</text:p>
          </table:table-cell>
          <table:table-cell table:formula="of:=[$Data.E28]/[Data.E$2]" office:value-type="float" office:value="1.93333333333333" calcext:value-type="float">
            <text:p>1.93333333333333</text:p>
          </table:table-cell>
          <table:table-cell table:formula="of:=[$Data.F28]/[Data.F$2]" office:value-type="float" office:value="0.881844380403458" calcext:value-type="float">
            <text:p>0.881844380403458</text:p>
          </table:table-cell>
          <table:table-cell table:formula="of:=[$Data.G28]/[Data.G$2]" office:value-type="float" office:value="1.31353919239905" calcext:value-type="float">
            <text:p>1.31353919239905</text:p>
          </table:table-cell>
          <table:table-cell table:formula="of:=[$Data.H28]/[Data.H$2]" office:value-type="float" office:value="1.38699690402477" calcext:value-type="float">
            <text:p>1.38699690402477</text:p>
          </table:table-cell>
          <table:table-cell table:formula="of:=[$Data.I28]/[Data.I$2]" office:value-type="float" office:value="1.24358974358974" calcext:value-type="float">
            <text:p>1.24358974358974</text:p>
          </table:table-cell>
          <table:table-cell table:formula="of:=[$Data.J28]/[Data.J$2]" office:value-type="float" office:value="1.28368794326241" calcext:value-type="float">
            <text:p>1.28368794326241</text:p>
          </table:table-cell>
          <table:table-cell table:formula="of:=[$Data.K28]/[Data.K$2]" office:value-type="float" office:value="0.8625" calcext:value-type="float">
            <text:p>0.8625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20111" number:language="en" number:country="GB">
      <number:number number:decimal-places="3" loext:min-decimal-places="3" number:min-integer-digits="1"/>
    </number:number-style>
    <number:number-style style:name="N20112" number:language="en" number:country="GB">
      <number:number number:decimal-places="3" loext:min-decimal-places="3" number:min-integer-digits="1" number:grouping="true"/>
    </number:number-style>
    <number:number-style style:name="N20113" number:language="en" number:country="GB">
      <number:number number:decimal-places="4" loext:min-decimal-places="4" number:min-integer-digits="1" number:grouping="true"/>
    </number:number-style>
    <number:number-style style:name="N20114" number:language="en" number:country="GB">
      <number:number number:decimal-places="5" loext:min-decimal-places="5" number:min-integer-digits="1" number:grouping="true"/>
    </number:number-style>
    <number:number-style style:name="N20115" number:language="en" number:country="GB">
      <number:number number:decimal-places="6" loext:min-decimal-places="6" number:min-integer-digits="1" number:grouping="true"/>
    </number:number-style>
    <number:number-style style:name="N20116" number:language="en" number:country="GB">
      <number:number number:decimal-places="7" loext:min-decimal-places="7" number:min-integer-digits="1" number:grouping="true"/>
    </number:number-style>
    <number:number-style style:name="N20117" number:language="en" number:country="GB">
      <number:number number:decimal-places="8" loext:min-decimal-places="8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00:05:54.1054594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raining-Energy" style:display-name="PageStyle_Training-Ener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Energy" style:display-name="PageStyle_Test-Energ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iginal" style:display-name="PageStyle_Origin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anuel Colmenar Verdugo</meta:initial-creator>
    <meta:editing-cycles>13</meta:editing-cycles>
    <meta:creation-date>2018-07-03T15:42:45</meta:creation-date>
    <dc:date>2019-07-19T00:07:33.982792318</dc:date>
    <dc:language>es-ES</dc:language>
    <meta:editing-duration>PT28M55S</meta:editing-duration>
    <meta:generator>LibreOffice/6.2.1.2$MacOSX_X86_64 LibreOffice_project/7bcb35dc3024a62dea0caee87020152d1ee96e71</meta:generator>
    <meta:document-statistic meta:table-count="3" meta:cell-count="6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